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tyle="normal" style:text-underline-style="none" fo:font-weight="bold" officeooo:rsid="00098f1e" officeooo:paragraph-rsid="00098f1e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line-height="115%"/>
      <style:text-properties style:font-name="Ubuntu" fo:font-style="normal" style:text-underline-style="none" fo:font-weight="bold" officeooo:rsid="00098f1e" officeooo:paragraph-rsid="002a761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Ubuntu" fo:font-style="normal" style:text-underline-style="none" fo:font-weight="bold" officeooo:rsid="00098f1e" officeooo:paragraph-rsid="00098f1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Ubuntu" fo:font-style="normal" style:text-underline-style="none" fo:font-weight="bold" officeooo:rsid="00098f1e" officeooo:paragraph-rsid="00098f1e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line-height="115%"/>
      <style:text-properties style:font-name="Ubuntu" fo:font-style="normal" style:text-underline-style="none" fo:font-weight="bold" officeooo:rsid="002af81c" officeooo:paragraph-rsid="0031f8c6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200%"/>
      <style:text-properties style:font-name="Ubuntu" fo:font-style="normal" style:text-underline-style="none" officeooo:rsid="00098f1e" officeooo:paragraph-rsid="00098f1e" style:font-style-asian="normal" style:font-style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tyle="normal" style:text-underline-style="none" officeooo:rsid="000899c1" officeooo:paragraph-rsid="000899c1" style:font-style-asian="normal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tyle="normal" style:text-underline-style="none" officeooo:rsid="000899c1" officeooo:paragraph-rsid="002ebd4d" style:font-style-asian="normal" style:font-style-complex="normal"/>
    </style:style>
    <style:style style:name="P9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style:font-name="Ubuntu" fo:font-style="normal" style:text-underline-style="none" officeooo:rsid="000cf06b" officeooo:paragraph-rsid="000cf06b" style:font-style-asian="normal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2pt" fo:font-style="normal" style:text-underline-style="none" officeooo:rsid="000899c1" officeooo:paragraph-rsid="000899c1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Ubuntu" fo:font-size="12pt" fo:font-style="normal" style:text-underline-style="none" officeooo:rsid="000899c1" officeooo:paragraph-rsid="000899c1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Ubuntu" fo:font-size="12pt" fo:font-style="normal" style:text-underline-style="none" officeooo:rsid="00176aab" officeooo:paragraph-rsid="00176aab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/>
      <style:text-properties style:font-name="Ubuntu" fo:font-style="italic" style:text-underline-style="solid" style:text-underline-width="auto" style:text-underline-color="font-color" officeooo:rsid="000899c1" officeooo:paragraph-rsid="000899c1" style:font-style-asian="italic" style:font-style-complex="italic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loext:opacity="0%" style:font-name="Ubuntu" fo:font-size="16pt" fo:font-style="normal" style:text-underline-style="none" officeooo:rsid="000899c1" officeooo:paragraph-rsid="002a7619" fo:background-color="transparent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ff8000" loext:opacity="100%" style:font-name="Ubuntu" fo:font-style="normal" style:text-underline-style="none" officeooo:rsid="000899c1" officeooo:paragraph-rsid="002ebd4d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fo:font-weight="bold" officeooo:rsid="00090d07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ebd4d" style:font-style-asian="italic" style:font-weight-asian="bold" style:font-style-complex="italic" style:font-weight-complex="bold"/>
    </style:style>
    <style:style style:name="T4" style:family="text">
      <style:text-properties officeooo:rsid="00090d07"/>
    </style:style>
    <style:style style:name="T5" style:family="text">
      <style:text-properties style:use-window-font-color="true" loext:opacity="0%" fo:background-color="transparent" loext:char-shading-value="0"/>
    </style:style>
    <style:style style:name="T6" style:family="text">
      <style:text-properties style:use-window-font-color="true" loext:opacity="0%" officeooo:rsid="00090d07" fo:background-color="transparent" loext:char-shading-value="0"/>
    </style:style>
    <style:style style:name="T7" style:family="text">
      <style:text-properties style:use-window-font-color="true" loext:opacity="0%" officeooo:rsid="00113abc" fo:background-color="transparent" loext:char-shading-value="0"/>
    </style:style>
    <style:style style:name="T8" style:family="text">
      <style:text-properties style:use-window-font-color="true" loext:opacity="0%" officeooo:rsid="00176aab" fo:background-color="transparent" loext:char-shading-value="0"/>
    </style:style>
    <style:style style:name="T9" style:family="text">
      <style:text-properties style:use-window-font-color="true" loext:opacity="0%" officeooo:rsid="0017f47c" fo:background-color="transparent" loext:char-shading-value="0"/>
    </style:style>
    <style:style style:name="T10" style:family="text">
      <style:text-properties style:use-window-font-color="true" loext:opacity="0%" officeooo:rsid="0018b191" fo:background-color="transparent" loext:char-shading-value="0"/>
    </style:style>
    <style:style style:name="T11" style:family="text">
      <style:text-properties style:use-window-font-color="true" loext:opacity="0%" officeooo:rsid="002af81c" fo:background-color="transparent" loext:char-shading-value="0"/>
    </style:style>
    <style:style style:name="T12" style:family="text">
      <style:text-properties style:use-window-font-color="true" loext:opacity="0%" officeooo:rsid="00309dee" fo:background-color="transparent" loext:char-shading-value="0"/>
    </style:style>
    <style:style style:name="T13" style:family="text">
      <style:text-properties style:use-window-font-color="true" loext:opacity="0%" officeooo:rsid="0033c4ed" fo:background-color="transparent" loext:char-shading-value="0"/>
    </style:style>
    <style:style style:name="T14" style:family="text">
      <style:text-properties style:use-window-font-color="true" loext:opacity="0%" officeooo:rsid="003525ca" fo:background-color="transparent" loext:char-shading-value="0"/>
    </style:style>
    <style:style style:name="T15" style:family="text">
      <style:text-properties style:use-window-font-color="true" loext:opacity="0%" fo:font-size="14pt" officeooo:rsid="002ebd4d" fo:background-color="transparent" loext:char-shading-value="0" style:font-size-asian="14pt" style:font-size-complex="14pt"/>
    </style:style>
    <style:style style:name="T16" style:family="text">
      <style:text-properties style:use-window-font-color="true" loext:opacity="0%" fo:font-size="14pt" officeooo:rsid="00090d07" fo:background-color="transparent" loext:char-shading-value="0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a7619" style:font-weight-asian="bold" style:font-weight-complex="bold"/>
    </style:style>
    <style:style style:name="T19" style:family="text">
      <style:text-properties fo:font-weight="bold" officeooo:rsid="002cd2e5" style:font-weight-asian="bold" style:font-weight-complex="bold"/>
    </style:style>
    <style:style style:name="T20" style:family="text">
      <style:text-properties fo:font-weight="bold" officeooo:rsid="0031f8c6" style:font-weight-asian="bold" style:font-weight-complex="bold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20pt" style:text-underline-style="none" officeooo:rsid="00098f1e" style:font-size-asian="20pt" style:font-size-complex="20pt"/>
    </style:style>
    <style:style style:name="T23" style:family="text">
      <style:text-properties fo:font-size="20pt" style:text-underline-style="none" officeooo:rsid="00090d07" style:font-size-asian="20pt" style:font-size-complex="20pt"/>
    </style:style>
    <style:style style:name="T24" style:family="text">
      <style:text-properties officeooo:rsid="00098f1e"/>
    </style:style>
    <style:style style:name="T25" style:family="text">
      <style:text-properties officeooo:rsid="000cf06b"/>
    </style:style>
    <style:style style:name="T26" style:family="text">
      <style:text-properties style:text-underline-style="solid" style:text-underline-width="auto" style:text-underline-color="font-color" fo:font-weight="bold" officeooo:rsid="002cd2e5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a7619" style:font-weight-asian="bold" style:font-weight-complex="bold"/>
    </style:style>
    <style:style style:name="T28" style:family="text">
      <style:text-properties officeooo:rsid="00113abc"/>
    </style:style>
    <style:style style:name="T29" style:family="text">
      <style:text-properties officeooo:rsid="0013a4d6"/>
    </style:style>
    <style:style style:name="T30" style:family="text">
      <style:text-properties officeooo:rsid="0015b83a"/>
    </style:style>
    <style:style style:name="T31" style:family="text">
      <style:text-properties officeooo:rsid="00176aab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style:text-underline-style="none" style:font-size-asian="14pt" style:font-size-complex="14pt"/>
    </style:style>
    <style:style style:name="T34" style:family="text">
      <style:text-properties fo:font-size="14pt" officeooo:rsid="002ebd4d" fo:background-color="transparent" loext:char-shading-value="0" style:font-size-asian="14pt" style:font-size-complex="14pt"/>
    </style:style>
    <style:style style:name="T35" style:family="text">
      <style:text-properties fo:font-size="14pt" officeooo:rsid="00090d07" fo:background-color="transparent" loext:char-shading-value="0" style:font-size-asian="14pt" style:font-size-complex="14pt"/>
    </style:style>
    <style:style style:name="T36" style:family="text">
      <style:text-properties officeooo:rsid="0025a0a7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090d07" style:font-size-asian="12pt" style:font-size-complex="12pt"/>
    </style:style>
    <style:style style:name="T39" style:family="text">
      <style:text-properties fo:font-size="12pt" officeooo:rsid="00098f1e" style:font-size-asian="12pt" style:font-size-complex="12pt"/>
    </style:style>
    <style:style style:name="T40" style:family="text">
      <style:text-properties fo:font-size="12pt" officeooo:rsid="0031f8c6" style:font-size-asian="12pt" style:font-size-complex="12pt"/>
    </style:style>
    <style:style style:name="T41" style:family="text">
      <style:text-properties officeooo:rsid="002713f6"/>
    </style:style>
    <style:style style:name="T42" style:family="text">
      <style:text-properties fo:font-size="13pt" fo:font-style="italic" style:font-size-asian="13pt" style:font-style-asian="italic" style:font-size-complex="13pt" style:font-style-complex="italic"/>
    </style:style>
    <style:style style:name="T43" style:family="text">
      <style:text-properties fo:font-size="13pt" fo:font-weight="bold" style:font-size-asian="13pt" style:font-weight-asian="bold" style:font-size-complex="13pt" style:font-weight-complex="bold"/>
    </style:style>
    <style:style style:name="T44" style:family="text">
      <style:text-properties fo:font-size="13pt" style:text-underline-style="none" style:font-size-asian="13pt" style:font-size-complex="13pt"/>
    </style:style>
    <style:style style:name="T45" style:family="text">
      <style:text-properties officeooo:rsid="002a7619"/>
    </style:style>
    <style:style style:name="T46" style:family="text">
      <style:text-properties officeooo:rsid="002af81c"/>
    </style:style>
    <style:style style:name="T47" style:family="text">
      <style:text-properties officeooo:rsid="002cd2e5"/>
    </style:style>
    <style:style style:name="T48" style:family="text">
      <style:text-properties officeooo:rsid="002ebd4d"/>
    </style:style>
    <style:style style:name="T49" style:family="text">
      <style:text-properties officeooo:rsid="00309dee"/>
    </style:style>
    <style:style style:name="T50" style:family="text">
      <style:text-properties officeooo:rsid="0031f8c6"/>
    </style:style>
    <style:style style:name="T51" style:family="text">
      <style:text-properties fo:color="#ff8000" loext:opacity="100%"/>
    </style:style>
    <style:style style:name="T52" style:family="text">
      <style:text-properties fo:color="#ff8000" loext:opacity="100%" fo:font-size="13pt" fo:font-style="italic" officeooo:rsid="0031f8c6" style:font-size-asian="13pt" style:font-style-asian="italic" style:font-size-complex="13pt" style:font-style-complex="italic"/>
    </style:style>
    <style:style style:name="T53" style:family="text">
      <style:text-properties fo:color="#ff8000" loext:opacity="100%" style:text-underline-style="solid" style:text-underline-width="auto" style:text-underline-color="font-color"/>
    </style:style>
    <style:style style:name="T54" style:family="text">
      <style:text-properties officeooo:rsid="0033c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JALAHY Andry<text:tab/><text:tab/><text:tab/><text:tab/> <text:s text:c="13"/><text:tab/><text:tab/> <text:span text:style-name="T45">RAMAHATAFANDRY</text:span></text:p>
      <text:p text:style-name="P2"><text:span text:style-name="T42">Tahiana <text:s/></text:span>Sylvain<text:tab/><text:tab/><text:tab/><text:tab/><text:tab/><text:tab/><text:tab/><text:tab/><text:span text:style-name="T45">Andoniaina Mickael</text:span></text:p>
      <text:p text:style-name="P5"><text:span text:style-name="T53">TahianaSylvain@in.com</text:span><text:span text:style-name="T51"> </text:span><text:tab/> <text:s text:c="49"/><text:a xlink:type="simple" xlink:href="mailto:TahianaSylvain@in.com" text:style-name="Internet_20_link" text:visited-style-name="Visited_20_Internet_20_Link"><text:span text:style-name="T51">TahianaSylvain@in.com</text:span></text:a></text:p>
      <text:p text:style-name="P6"><text:span text:style-name="T27">Tél</text:span><text:span text:style-name="T26">é</text:span><text:span text:style-name="T27">phone:</text:span><text:span text:style-name="T17"> 032 49 440 18<text:tab/><text:tab/><text:tab/><text:tab/><text:tab/> <text:s text:c="2"/></text:span><text:span text:style-name="T26">Téléphone:</text:span><text:span text:style-name="T19"> 032 </text:span><text:span text:style-name="T20">68 118 01</text:span></text:p>
      <text:p text:style-name="P3">A l’ attention de Madame / Monsieur</text:p>
      <text:p text:style-name="P4">le respons<text:span text:style-name="T29">a</text:span>ble des ressources humaines</text:p>
      <text:p text:style-name="P4">de <text:s text:c="2"/><text:span text:style-name="T52">Orange Département ODC et/ou DTI</text:span></text:p>
      <text:p text:style-name="P9"><text:span text:style-name="T20">Ankorondrano</text:span><text:span text:style-name="T17"> </text:span><text:span text:style-name="T20">Tana</text:span><text:span text:style-name="T17">, le <text:s/></text:span><text:span text:style-name="T20">Novembre</text:span><text:span text:style-name="T17"> 2023</text:span></text:p>
      <text:p text:style-name="P13"><text:span text:style-name="T43">Objet:</text:span><text:span text:style-name="T44"><text:tab/></text:span><text:span text:style-name="T1"><text:tab/> <text:s text:c="13"/></text:span><text:span text:style-name="T22">D</text:span><text:span text:style-name="T21">emande de </text:span><text:span text:style-name="T23">S</text:span><text:span text:style-name="T21">tage <text:s text:c="4"/></text:span></text:p>
      <text:p text:style-name="P7"><text:span text:style-name="T37">Madame / Monsieur,</text:span></text:p>
      <text:p text:style-name="P10"><text:span text:style-name="T25"><text:tab/></text:span><text:span text:style-name="T47">a</text:span>ctuellement <text:span text:style-name="T54">des </text:span>étudiant<text:span text:style-name="T54">s</text:span> en <text:span text:style-name="T46">L</text:span><text:span text:style-name="T30">3</text:span> de la filière ESIIA au sein de l’université de l’ ISPM. L’ opportunité <text:span text:style-name="T46">nous</text:span> est donné<text:span text:style-name="T28">e </text:span><text:span text:style-name="T46">à moi ainsi que mon camarade</text:span> de faire un stage en entreprise d’ une durée de <text:span text:style-name="T46">trois</text:span> mois <text:span text:style-name="T46">voir</text:span><text:span text:style-name="T28"> plus,</text:span> et <text:span text:style-name="T46">nous</text:span> souhaite<text:span text:style-name="T46">rais</text:span> vous proposer <text:span text:style-name="T46">de ce fait,</text:span> <text:span text:style-name="T46">notre </text:span>candidature.</text:p>
      <text:p text:style-name="P11"/>
      <text:p text:style-name="P10"><text:tab/><text:span text:style-name="T46">Nous</text:span> vous sollicit<text:span text:style-name="T46">ons</text:span> <text:span text:style-name="T24">ainsi</text:span> afin de savoir si <text:span text:style-name="T46">on</text:span> peux intégrer votre société <text:span text:style-name="T41">durant </text:span><text:span text:style-name="T46">un trimestre</text:span> de <text:span text:style-name="T46">votre</text:span> a<text:span text:style-name="T46">genda</text:span>. <text:span text:style-name="T46">L’</text:span> objectif <text:span text:style-name="T46">fixé</text:span> <text:span text:style-name="T31">dur</text:span>ant ce stage est d’ abord d<text:span text:style-name="T36">e <text:s/></text:span><text:span text:style-name="T46">nous engager </text:span><text:span text:style-name="T36">dans le monde professionnel</text:span><text:span text:style-name="T5">, </text:span><text:span text:style-name="T11">avec</text:span><text:span text:style-name="T5"> ses projets</text:span><text:span text:style-name="T9"> </text:span><text:span text:style-name="T5">et <text:s/>ses </text:span><text:span text:style-name="T9">valeurs <text:s/></text:span><text:span text:style-name="T10">éthiques</text:span><text:span text:style-name="T9"> </text:span><text:span text:style-name="T5">afin de </text:span><text:span text:style-name="T11">mieux les maîtriser. </text:span><text:span text:style-name="T12">P</text:span><text:span text:style-name="T11">ar la suite de</text:span><text:span text:style-name="T5"> travailler en équipe et enfin renforcer </text:span><text:span text:style-name="T8">l</text:span><text:span text:style-name="T5">a capacité </text:span><text:span text:style-name="T8">à faire d</text:span><text:span text:style-name="T13">u code</text:span><text:span text:style-name="T14">)</text:span><text:span text:style-name="T11"> informatique</text:span><text:span text:style-name="T5">. </text:span><text:span text:style-name="T6">Disponible à votre convenance pour u</text:span><text:span text:style-name="T7">n</text:span><text:span text:style-name="T6"> entretien. </text:span><text:span text:style-name="T11">Nous</text:span><text:span text:style-name="T6"> éspère</text:span><text:span text:style-name="T11">rons</text:span><text:span text:style-name="T6"> avoir l’ opportunité de mettre à votre service </text:span><text:span text:style-name="T11">no</text:span><text:span text:style-name="T6">s compétences, </text:span><text:span text:style-name="T11">notre </text:span><text:span text:style-name="T6">motivation </text:span><text:span text:style-name="T12">pour les nouveaux défis, </text:span><text:span text:style-name="T6">et <text:s/></text:span><text:span text:style-name="T11">notre implication</text:span><text:span text:style-name="T6">.</text:span></text:p>
      <text:p text:style-name="P12"/>
      <text:p text:style-name="P8"><text:span text:style-name="T38"><text:tab/>En espérant que vous répondiez favorablement à ma demande, </text:span><text:span text:style-name="T40">nous</text:span><text:span text:style-name="T38"> vous pri</text:span><text:span text:style-name="T40">ons</text:span><text:span text:style-name="T38"> de croire, Madame / Monsieur, à l’assurance de </text:span><text:span text:style-name="T40">no</text:span><text:span text:style-name="T38">s salutations </text:span><text:span text:style-name="T39">les plus </text:span><text:span text:style-name="T40">sincères et aussi </text:span><text:span text:style-name="T38">d</text:span><text:span text:style-name="T39">is</text:span><text:span text:style-name="T38">tinguées.</text:span></text:p>
      <text:p text:style-name="P15"><text:span text:style-name="T34">Les </text:span><text:span text:style-name="T35">intéressé</text:span><text:span text:style-name="T34">s</text:span><text:span text:style-name="T35">,</text:span></text:p>
      <text:p text:style-name="P14"><text:span text:style-name="T4"><text:s text:c="2"/></text:span><text:span text:style-name="T49">Andry </text:span><text:span text:style-name="T2">Tahiana</text:span><text:span text:style-name="T4"> </text:span><text:span text:style-name="T49">Sylvain</text:span><text:span text:style-name="T4"> <text:s text:c="33"/></text:span><text:span text:style-name="T49">Andoniaina</text:span><text:span text:style-name="T48"> </text:span><text:span text:style-name="T3">Mickaë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1:30:24.791310673</meta:creation-date>
    <dc:date>2023-11-22T16:52:49.851773750</dc:date>
    <meta:editing-duration>PT6H53M26S</meta:editing-duration>
    <meta:editing-cycles>37</meta:editing-cycles>
    <meta:generator>LibreOffice/7.5.6.2$Linux_X86_64 LibreOffice_project/50$Build-2</meta:generator>
    <meta:document-statistic meta:table-count="0" meta:image-count="0" meta:object-count="0" meta:page-count="1" meta:paragraph-count="15" meta:word-count="227" meta:character-count="1574" meta:non-whitespace-character-count="1211"/>
  </office:meta>
</office:document-meta>
</file>